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ff6d6d" draw:textarea-horizontal-align="justify" draw:textarea-vertical-align="middle" draw:auto-grow-height="false" fo:min-height="0.902cm" fo:min-width="0.453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0.011cm" fo:min-width="0.186cm"/>
    </style:style>
    <style:style style:name="gr6" style:family="graphic" style:parent-style-name="standard">
      <style:graphic-properties draw:fill-color="#f10d0c" draw:textarea-horizontal-align="justify" draw:textarea-vertical-align="middle" draw:auto-grow-height="false" fo:min-height="0cm" fo:min-width="0.947cm"/>
    </style:style>
    <style:style style:name="gr7" style:family="graphic" style:parent-style-name="standard">
      <style:graphic-properties draw:fill-color="#d4ea6b" draw:textarea-horizontal-align="justify" draw:textarea-vertical-align="middle" draw:auto-grow-height="false" fo:min-height="0.012cm" fo:min-width="0.186cm"/>
    </style:style>
    <style:style style:name="gr8" style:family="graphic" style:parent-style-name="standard">
      <style:graphic-properties draw:fill-color="#f10d0c" draw:textarea-horizontal-align="justify" draw:textarea-vertical-align="middle" draw:auto-grow-height="false" fo:min-height="0cm" fo:min-width="0.949cm"/>
    </style:style>
    <style:style style:name="gr9" style:family="graphic" style:parent-style-name="standard">
      <style:graphic-properties draw:fill-color="#d4ea6b" draw:textarea-horizontal-align="justify" draw:textarea-vertical-align="middle" draw:auto-grow-height="false" fo:min-height="0.005cm" fo:min-width="0.17cm"/>
    </style:style>
    <style:style style:name="gr10" style:family="graphic" style:parent-style-name="standard">
      <style:graphic-properties draw:fill-color="#f10d0c" draw:textarea-horizontal-align="justify" draw:textarea-vertical-align="middle" draw:auto-grow-height="false" fo:min-height="0cm" fo:min-width="0.911cm"/>
    </style:style>
    <style:style style:name="gr11" style:family="graphic" style:parent-style-name="standard">
      <style:graphic-properties draw:fill-color="#5983b0" draw:textarea-horizontal-align="justify" draw:textarea-vertical-align="middle" draw:auto-grow-height="false" fo:min-height="0.432cm" fo:min-width="1.57cm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0.432cm" fo:min-width="1.571cm"/>
    </style:style>
    <style:style style:name="gr13" style:family="graphic" style:parent-style-name="standard">
      <style:graphic-properties draw:fill-color="#d4ea6b" draw:textarea-horizontal-align="justify" draw:textarea-vertical-align="middle" draw:auto-grow-height="false" fo:min-height="0.006cm" fo:min-width="0.169cm"/>
    </style:style>
    <style:style style:name="gr14" style:family="graphic" style:parent-style-name="standard">
      <style:graphic-properties draw:fill-color="#f10d0c" draw:textarea-horizontal-align="justify" draw:textarea-vertical-align="middle" draw:auto-grow-height="false" fo:min-height="0cm" fo:min-width="0.912cm"/>
    </style:style>
    <style:style style:name="gr15" style:family="graphic" style:parent-style-name="standard">
      <style:graphic-properties draw:fill-color="#d4ea6b" draw:textarea-horizontal-align="justify" draw:textarea-vertical-align="middle" draw:auto-grow-height="false" fo:min-height="0.006cm" fo:min-width="0.168cm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55308d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0" style:family="graphic" style:parent-style-name="standard">
      <style:graphic-properties draw:stroke="none" draw:fill="none" fo:min-height="0.86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  <style:paragraph-properties style:writing-mode="lr-tb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753cm" fo:min-width="0.994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4" style:family="graphic" style:parent-style-name="standard">
      <style:graphic-properties draw:fill-color="#ff6d6d" draw:textarea-horizontal-align="justify" draw:textarea-vertical-align="middle" draw:auto-grow-height="false" fo:min-height="0.918cm" fo:min-width="0.585cm"/>
      <style:paragraph-properties style:writing-mode="lr-tb"/>
    </style:style>
    <style:style style:name="gr25" style:family="graphic" style:parent-style-name="standard">
      <style:graphic-properties draw:fill="solid" draw:fill-color="#729fcf" draw:textarea-horizontal-align="justify" draw:textarea-vertical-align="middle" draw:auto-grow-height="false" fo:min-height="0.03cm" fo:min-width="0cm"/>
    </style:style>
    <style:style style:name="gr26" style:family="graphic" style:parent-style-name="objectwithoutfill">
      <style:graphic-properties draw:marker-end="Arrow" draw:marker-end-width="0.3cm" draw:fill="solid" draw:fill-color="#000000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28" style:family="graphic" style:parent-style-name="objectwithoutfill">
      <style:graphic-properties draw:fill="solid" draw:textarea-vertical-align="middle"/>
    </style:style>
    <style:style style:name="gr29" style:family="graphic" style:parent-style-name="standard">
      <style:graphic-properties draw:fill-color="#e8a202" draw:textarea-horizontal-align="justify" draw:textarea-vertical-align="middle" draw:auto-grow-height="false" fo:min-height="1.058cm" fo:min-width="0.68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1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GB"/>
    </style:style>
    <style:style style:name="P2" style:family="paragraph">
      <loext:graphic-properties draw:fill-color="#ff6d6d"/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d4ea6b"/>
      <style:paragraph-properties fo:text-align="center"/>
    </style:style>
    <style:style style:name="P6" style:family="paragraph">
      <loext:graphic-properties draw:fill-color="#f10d0c"/>
      <style:paragraph-properties fo:text-align="center"/>
    </style:style>
    <style:style style:name="P7" style:family="paragraph">
      <loext:graphic-properties draw:fill-color="#5983b0"/>
      <style:paragraph-properties fo:text-align="center"/>
      <style:text-properties fo:language="en" fo:country="GB"/>
    </style:style>
    <style:style style:name="P8" style:family="paragraph">
      <loext:graphic-properties draw:fill="solid" draw:fill-color="#729fcf"/>
      <style:paragraph-properties fo:text-align="center"/>
    </style:style>
    <style:style style:name="P9" style:family="paragraph">
      <loext:graphic-properties draw:fill="solid" draw:fill-color="#55308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e8a202"/>
      <style:paragraph-properties fo:text-align="center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2" xml:id="id1" draw:id="id1" draw:layer="layout" svg:width="1.905cm" svg:height="2.303cm" svg:x="6.9cm" svg:y="8.45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line draw:style-name="gr2" draw:text-style-name="P3" draw:layer="layout" svg:x1="17.933cm" svg:y1="9.815cm" svg:x2="19.494cm" svg:y2="9.801cm">
            <text:p/>
          </draw:line>
          <draw:line draw:style-name="gr2" draw:text-style-name="P3" draw:layer="layout" svg:x1="17.933cm" svg:y1="9.815cm" svg:x2="19.494cm" svg:y2="9.801cm">
            <text:p/>
          </draw:line>
          <draw:line draw:style-name="gr2" draw:text-style-name="P3" draw:layer="layout" svg:x1="17.94cm" svg:y1="10.511cm" svg:x2="19.501cm" svg:y2="10.497cm">
            <text:p/>
          </draw:line>
          <draw:line draw:style-name="gr2" draw:text-style-name="P3" draw:layer="layout" svg:x1="18.717cm" svg:y1="11.446cm" svg:x2="18.721cm" svg:y2="10.499cm">
            <text:p/>
          </draw:line>
          <draw:line draw:style-name="gr2" draw:text-style-name="P3" draw:layer="layout" svg:x1="18.703cm" svg:y1="9.822cm" svg:x2="18.707cm" svg:y2="8.875cm">
            <text:p/>
          </draw:line>
        </draw:g>
        <draw:connector draw:style-name="gr3" draw:text-style-name="P4" xml:id="id2" draw:id="id2" draw:layer="layout" svg:x1="7.853cm" svg:y1="8.45cm" svg:x2="7.85cm" svg:y2="4.928cm" draw:start-shape="id1" draw:start-glue-point="4" svg:d="M7853 8450v-2012h-3v-1510" svg:viewBox="0 0 4 3523">
          <text:p/>
        </draw:connector>
        <draw:connector draw:style-name="gr3" draw:text-style-name="P4" xml:id="id3" draw:id="id3" draw:layer="layout" svg:x1="7.85cm" svg:y1="4.928cm" svg:x2="12.355cm" svg:y2="4.928cm" draw:start-shape="id2" draw:start-glue-point="3" svg:d="M7850 4928v-501h4505v501" svg:viewBox="0 0 4506 502">
          <text:p/>
        </draw:connector>
        <draw:connector draw:style-name="gr4" draw:text-style-name="P3" draw:layer="layout" draw:type="line" svg:x1="12.355cm" svg:y1="4.928cm" svg:x2="10.169cm" svg:y2="7.18cm" draw:start-shape="id3" draw:start-glue-point="3" svg:d="M12355 4928l-2186 2252" svg:viewBox="0 0 2187 2253">
          <text:p/>
        </draw:connector>
        <draw:connector draw:style-name="gr4" draw:text-style-name="P3" xml:id="id7" draw:id="id7" draw:layer="layout" draw:type="line" svg:x1="10.169cm" svg:y1="7.18cm" svg:x2="12.3cm" svg:y2="9.433cm" svg:d="M10169 7180l2131 2253" svg:viewBox="0 0 2132 2254">
          <text:p/>
        </draw:connector>
        <draw:connector draw:style-name="gr4" draw:text-style-name="P3" xml:id="id4" draw:id="id4" draw:layer="layout" draw:type="line" svg:x1="12.3cm" svg:y1="9.433cm" svg:x2="14.43cm" svg:y2="7.18cm" svg:d="M12300 9433l2130-2253" svg:viewBox="0 0 2131 2254">
          <text:p/>
        </draw:connector>
        <draw:connector draw:style-name="gr4" draw:text-style-name="P3" xml:id="id11" draw:id="id11" draw:layer="layout" draw:type="line" svg:x1="14.43cm" svg:y1="7.18cm" svg:x2="12.355cm" svg:y2="4.928cm" draw:end-shape="id3" draw:end-glue-point="3" svg:d="M14430 7180l-2075-2252" svg:viewBox="0 0 2076 2253">
          <text:p/>
        </draw:connector>
        <draw:custom-shape draw:style-name="gr5" draw:text-style-name="P5" draw:layer="layout" svg:width="1.372cm" svg:height="0.783cm" draw:transform="rotate (-0.733038285837619) translate (13.188cm 7.5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447cm" svg:height="0.094cm" draw:transform="skewX (-0.0106465084371655) rotate (-0.733038285837619) translate (13.205cm 7.41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72cm" svg:height="0.785cm" draw:transform="skewX (0.00122173047639598) rotate (-0.733038285837619) translate (11.114cm 5.2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1.449cm" svg:height="0.093cm" draw:transform="skewX (-0.0108210413623648) rotate (-2.31605191739648) translate (12.078cm 8.06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71cm" svg:height="0.785cm" draw:transform="skewX (0.00261799387799143) rotate (-2.31605191739648) translate (11.988cm 8.0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1.449cm" svg:height="0.093cm" draw:transform="skewX (-0.0108210413623647) rotate (-0.733038285837619) translate (11.129cm 5.14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38cm" svg:height="0.764cm" draw:transform="rotate (0.829205927622506) translate (12.681cm 6.368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.411cm" svg:height="0.092cm" draw:transform="rotate (0.829205927622506) translate (13.21cm 6.89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3" draw:text-style-name="P4" xml:id="id6" draw:id="id6" draw:layer="layout" svg:x1="7.853cm" svg:y1="10.753cm" svg:x2="7.85cm" svg:y2="14.84cm" draw:start-shape="id1" draw:start-glue-point="6" svg:d="M7853 10753v2294h-3v1793" svg:viewBox="0 0 4 4088">
          <text:p/>
        </draw:connector>
        <draw:connector draw:style-name="gr4" draw:text-style-name="P3" draw:layer="layout" draw:type="line" svg:x1="12.3cm" svg:y1="9.433cm" svg:x2="12.328cm" svg:y2="14.813cm" draw:start-shape="id4" draw:start-glue-point="2" draw:end-shape="id5" draw:end-glue-point="3" svg:d="M12300 9433l28 5380" svg:viewBox="0 0 29 5381">
          <text:p/>
        </draw:connector>
        <draw:connector draw:style-name="gr4" draw:text-style-name="P3" xml:id="id5" draw:id="id5" draw:layer="layout" draw:type="line" svg:x1="7.85cm" svg:y1="14.84cm" svg:x2="12.328cm" svg:y2="14.813cm" draw:start-shape="id6" draw:start-glue-point="3" svg:d="M7850 14840l4478-27" svg:viewBox="0 0 4479 28">
          <text:p/>
        </draw:connector>
        <draw:connector draw:style-name="gr4" draw:text-style-name="P3" xml:id="id8" draw:id="id8" draw:layer="layout" draw:type="line" svg:x1="10.169cm" svg:y1="7.18cm" svg:x2="10.253cm" svg:y2="13.475cm" draw:start-shape="id7" draw:start-glue-point="2" svg:d="M10169 7180l84 6295" svg:viewBox="0 0 85 6296">
          <text:p/>
        </draw:connector>
        <draw:connector draw:style-name="gr4" draw:text-style-name="P3" xml:id="id9" draw:id="id9" draw:layer="layout" draw:type="line" svg:x1="10.253cm" svg:y1="13.475cm" svg:x2="11.919cm" svg:y2="13.448cm" draw:start-shape="id8" draw:start-glue-point="3" svg:d="M10253 13475l1666-27" svg:viewBox="0 0 1667 28">
          <text:p/>
        </draw:connector>
        <draw:connector draw:style-name="gr4" draw:text-style-name="P3" xml:id="id10" draw:id="id10" draw:layer="layout" draw:type="curve" svg:x1="11.919cm" svg:y1="13.448cm" svg:x2="12.737cm" svg:y2="14.212cm" draw:start-shape="id9" draw:start-glue-point="3" svg:d="M11919 13448c990 0 581 764 818 764" svg:viewBox="0 0 819 765">
          <text:p/>
        </draw:connector>
        <draw:connector draw:style-name="gr4" draw:text-style-name="P3" xml:id="id13" draw:id="id13" draw:layer="layout" draw:type="line" svg:x1="12.737cm" svg:y1="14.212cm" svg:x2="24.807cm" svg:y2="14.212cm" draw:start-shape="id10" draw:start-glue-point="3" svg:d="M12737 14212h12070" svg:viewBox="0 0 12071 1">
          <text:p/>
        </draw:connector>
        <draw:connector draw:style-name="gr4" draw:text-style-name="P3" draw:layer="layout" draw:type="line" svg:x1="14.43cm" svg:y1="7.18cm" svg:x2="24.835cm" svg:y2="7.221cm" draw:start-shape="id11" draw:start-glue-point="2" svg:d="M14430 7180l10405 41" svg:viewBox="0 0 10406 42">
          <text:p/>
        </draw:connector>
        <draw:connector draw:style-name="gr4" draw:text-style-name="P3" draw:layer="layout" draw:type="line" svg:x1="18.717cm" svg:y1="11.446cm" svg:x2="18.772cm" svg:y2="14.212cm" draw:start-shape="id12" draw:start-glue-point="2" draw:end-shape="id13" draw:end-glue-point="0" svg:d="M18717 11446l55 2766" svg:viewBox="0 0 56 2767">
          <text:p/>
        </draw:connector>
        <draw:connector draw:style-name="gr4" draw:text-style-name="P3" draw:layer="layout" draw:type="line" svg:x1="18.731cm" svg:y1="7.224cm" svg:x2="18.717cm" svg:y2="8.875cm" draw:end-shape="id12" draw:end-glue-point="0" svg:d="M18731 7224l-14 1651" svg:viewBox="0 0 15 1652">
          <text:p/>
        </draw:connector>
        <draw:connector draw:style-name="gr4" draw:text-style-name="P3" draw:layer="layout" draw:type="line" svg:x1="16.211cm" svg:y1="7.056cm" svg:x2="16.169cm" svg:y2="14.111cm" svg:d="M16211 7056l-42 7055" svg:viewBox="0 0 43 7056">
          <text:p/>
        </draw:connector>
        <draw:custom-shape draw:style-name="gr11" draw:text-style-name="P7" draw:layer="layout" svg:width="2.07cm" svg:height="0.682cm" draw:transform="rotate (1.5707963267949) translate (15.847cm 11.4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071cm" svg:height="0.682cm" draw:transform="rotate (0.000523598775598299) translate (20.358cm 6.889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4" draw:text-style-name="P3" draw:layer="layout" draw:type="line" svg:x1="23.17cm" svg:y1="7.221cm" svg:x2="23.197cm" svg:y2="14.198cm" svg:d="M23170 7221l27 6977" svg:viewBox="0 0 28 6978">
          <text:p/>
        </draw:connector>
        <draw:custom-shape draw:style-name="gr13" draw:text-style-name="P5" draw:layer="layout" svg:width="1.337cm" svg:height="0.765cm" draw:transform="rotate (0.0122173047639603) translate (22.452cm 7.58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6" draw:layer="layout" svg:width="1.412cm" svg:height="0.091cm" draw:transform="skewX (-0.0219911485751286) rotate (0.0122173047639603) translate (22.427cm 8.34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6cm" draw:transform="skewX (-0.00122173047639603) rotate (0.0122173047639603) translate (22.492cm 8.66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.411cm" svg:height="0.091cm" draw:transform="skewX (-0.0219911485751285) rotate (0.0122173047639603) translate (22.475cm 9.41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5" draw:text-style-name="P5" draw:layer="layout" svg:width="1.336cm" svg:height="0.765cm" draw:transform="skewX (-0.00122173047639603) rotate (0.0122173047639603) translate (22.524cm 9.72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.411cm" svg:height="0.09cm" draw:transform="skewX (-0.0111701072127637) rotate (0.0122173047639603) translate (22.498cm 10.47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rotate (0.0122173047639603) translate (22.531cm 13.11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1.411cm" svg:height="0.091cm" draw:transform="skewX (-0.0109955742875643) rotate (0.0122173047639603) translate (22.507cm 13.86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skewX (-0.00122173047639603) rotate (0.0122173047639603) translate (22.473cm 11.964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6" draw:layer="layout" svg:width="1.412cm" svg:height="0.091cm" draw:transform="skewX (-0.0109955742875643) rotate (0.0122173047639603) translate (22.457cm 12.71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6" draw:text-style-name="P8" draw:layer="layout" svg:width="0.289cm" svg:height="0.319cm" svg:x="14.28cm" svg:y="6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9cm" svg:height="0.318cm" svg:x="7.754cm" svg:y="14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289cm" svg:height="0.319cm" svg:x="24.644cm" svg:y="14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29cm" svg:height="0.328cm" svg:x="24.545cm" svg:y="7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3.298cm" svg:y1="15.366cm" svg:x2="4.804cm" svg:y2="15.341cm">
            <text:p/>
          </draw:line>
          <draw:line draw:style-name="gr2" draw:text-style-name="P3" draw:layer="layout" svg:x1="3.297cm" svg:y1="15.361cm" svg:x2="4.803cm" svg:y2="15.336cm">
            <text:p/>
          </draw:line>
          <draw:line draw:style-name="gr2" draw:text-style-name="P3" draw:layer="layout" svg:x1="4.396cm" svg:y1="15.531cm" svg:x2="3.648cm" svg:y2="15.547cm">
            <text:p/>
          </draw:line>
          <draw:line draw:style-name="gr2" draw:text-style-name="P3" draw:layer="layout" svg:x1="4.198cm" svg:y1="15.699cm" svg:x2="3.839cm" svg:y2="15.707cm">
            <text:p/>
          </draw:line>
          <draw:line draw:style-name="gr2" draw:text-style-name="P3" draw:layer="layout" svg:x1="4.031cm" svg:y1="15.337cm" svg:x2="4.017cm" svg:y2="14.917cm">
            <text:p/>
          </draw:line>
        </draw:g>
        <draw:frame draw:style-name="gr18" draw:text-style-name="P11" draw:layer="layout" svg:width="1.502cm" svg:height="1.114cm" svg:x="13.557cm" svg:y="4.928cm">
          <draw:text-box>
            <text:p text:style-name="P10">D<text:span text:style-name="T2">1</text:span></text:p>
          </draw:text-box>
        </draw:frame>
        <draw:frame draw:style-name="gr18" draw:text-style-name="P11" draw:layer="layout" svg:width="1.502cm" svg:height="1.114cm" svg:x="13.774cm" svg:y="8.617cm">
          <draw:text-box>
            <text:p text:style-name="P10">D<text:span text:style-name="T2">3</text:span></text:p>
          </draw:text-box>
        </draw:frame>
        <draw:frame draw:style-name="gr18" draw:text-style-name="P11" draw:layer="layout" svg:width="1.502cm" svg:height="1.114cm" svg:x="10.253cm" svg:y="8.808cm">
          <draw:text-box>
            <text:p text:style-name="P10">D<text:span text:style-name="T2">4</text:span></text:p>
          </draw:text-box>
        </draw:frame>
        <draw:frame draw:style-name="gr18" draw:text-style-name="P11" draw:layer="layout" svg:width="1.502cm" svg:height="1.114cm" svg:x="9.953cm" svg:y="4.928cm">
          <draw:text-box>
            <text:p text:style-name="P10">D<text:span text:style-name="T2">2</text:span></text:p>
          </draw:text-box>
        </draw:frame>
        <draw:frame draw:style-name="gr19" draw:text-style-name="P11" draw:layer="layout" svg:width="1.26cm" svg:height="1.825cm" svg:x="19.277cm" svg:y="11.034cm">
          <draw:text-box>
            <text:p text:style-name="P10">C<text:span text:style-name="T2">1</text:span></text:p>
          </draw:text-box>
        </draw:frame>
        <draw:frame draw:style-name="gr18" draw:text-style-name="P11" draw:layer="layout" svg:width="1.502cm" svg:height="1.114cm" svg:x="20.933cm" svg:y="6.129cm">
          <draw:text-box>
            <text:p text:style-name="P10">R<text:span text:style-name="T2">2</text:span></text:p>
          </draw:text-box>
        </draw:frame>
        <draw:frame draw:style-name="gr18" draw:text-style-name="P11" draw:layer="layout" svg:width="1.502cm" svg:height="1.114cm" svg:x="16.211cm" svg:y="11.404cm">
          <draw:text-box>
            <text:p text:style-name="P10">R<text:span text:style-name="T2">1</text:span></text:p>
          </draw:text-box>
        </draw:frame>
        <draw:frame draw:style-name="gr18" draw:text-style-name="P11" draw:layer="layout" svg:width="1.502cm" svg:height="1.114cm" svg:x="7.85cm" svg:y="10.753cm">
          <draw:text-box>
            <text:p text:style-name="P10"><text:span text:style-name="T3">V</text:span><text:span text:style-name="T4">2</text:span></text:p>
          </draw:text-box>
        </draw:frame>
        <draw:frame draw:style-name="gr20" draw:text-style-name="P12" draw:layer="layout" svg:width="2.196cm" svg:height="1.114cm" svg:x="8.193cm" svg:y="10.731cm">
          <draw:text-box>
            <text:p>=nV<text:span text:style-name="T2">1</text:span></text:p>
          </draw:text-box>
        </draw:frame>
        <draw:custom-shape draw:style-name="gr16" draw:text-style-name="P8" draw:layer="layout" svg:width="0.289cm" svg:height="0.319cm" svg:x="7.7cm" svg:y="4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88cm" svg:height="0.319cm" svg:x="23.007cm" svg:y="7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1.502cm" svg:height="1.092cm" svg:x="14.28cm" svg:y="6.444cm">
          <draw:text-box>
            <text:p text:style-name="P10">4</text:p>
          </draw:text-box>
        </draw:frame>
        <draw:frame draw:style-name="gr21" draw:text-style-name="P11" draw:layer="layout" svg:width="1.502cm" svg:height="1.092cm" svg:x="23.06cm" svg:y="6.484cm">
          <draw:text-box>
            <text:p text:style-name="P10">5</text:p>
          </draw:text-box>
        </draw:frame>
        <draw:frame draw:style-name="gr21" draw:text-style-name="P11" draw:layer="layout" svg:width="1.502cm" svg:height="1.092cm" svg:x="7.071cm" svg:y="4.163cm">
          <draw:text-box>
            <text:p text:style-name="P10">2</text:p>
          </draw:text-box>
        </draw:frame>
        <draw:frame draw:style-name="gr21" draw:text-style-name="P11" draw:layer="layout" svg:width="1.502cm" svg:height="1.092cm" svg:x="7.154cm" svg:y="14.459cm">
          <draw:text-box>
            <text:p text:style-name="P10">3</text:p>
          </draw:text-box>
        </draw:frame>
        <draw:custom-shape draw:style-name="gr22" draw:text-style-name="P13" draw:layer="layout" svg:width="1.494cm" svg:height="1.003cm" svg:x="22.453cm" svg:y="10.73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1.501cm" svg:height="0.878cm" svg:x="22.713cm" svg:y="10.859cm">
          <draw:text-box>
            <text:p text:style-name="P10"><text:span text:style-name="T5">x22</text:span></text:p>
          </draw:text-box>
        </draw:frame>
        <draw:custom-shape draw:style-name="gr24" draw:text-style-name="P2" xml:id="id14" draw:id="id14" draw:layer="layout" svg:width="2.169cm" svg:height="2.336cm" svg:x="4.375cm" svg:y="8.342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5.46cm" svg:y1="8.342cm" svg:x2="5.457cm" svg:y2="4.77cm" draw:start-shape="id14" draw:start-glue-point="4" svg:d="M5460 8342v-2036h-3v-1536" svg:viewBox="0 0 4 3573">
          <text:p/>
        </draw:connector>
        <draw:connector draw:style-name="gr3" draw:text-style-name="P4" draw:layer="layout" svg:x1="5.46cm" svg:y1="10.678cm" svg:x2="5.457cm" svg:y2="14.821cm" draw:start-shape="id14" draw:start-glue-point="6" svg:d="M5460 10678v2323h-3v1820" svg:viewBox="0 0 4 4144">
          <text:p/>
        </draw:connector>
        <draw:custom-shape draw:style-name="gr16" draw:text-style-name="P8" xml:id="id18" draw:id="id18" draw:layer="layout" svg:width="0.329cm" svg:height="0.323cm" svg:x="5.348cm" svg:y="14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1.708cm" svg:height="1.114cm" svg:x="5.363cm" svg:y="10.834cm">
          <draw:text-box>
            <text:p text:style-name="P10"><text:span text:style-name="T3">V</text:span><text:span text:style-name="T4">1</text:span></text:p>
          </draw:text-box>
        </draw:frame>
        <draw:custom-shape draw:style-name="gr25" draw:text-style-name="P8" xml:id="id15" draw:id="id15" draw:layer="layout" svg:width="0.328cm" svg:height="0.396cm" svg:x="5.305cm" svg:y="4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4" draw:layer="layout" svg:x1="5.453cm" svg:y1="9.083cm" svg:x2="5.453cm" svg:y2="10.074cm">
          <text:p/>
        </draw:line>
        <draw:frame draw:style-name="gr27" draw:text-style-name="P11" draw:layer="layout" svg:width="2.371cm" svg:height="1.362cm" svg:x="5.482cm" svg:y="14.917cm">
          <draw:text-box>
            <text:p text:style-name="P10"><text:span text:style-name="T3">0</text:span></text:p>
          </draw:text-box>
        </draw:frame>
        <draw:frame draw:style-name="gr27" draw:text-style-name="P11" draw:layer="layout" svg:width="2.371cm" svg:height="1.362cm" svg:x="5.633cm" svg:y="4.427cm">
          <draw:text-box>
            <text:p text:style-name="P10"><text:span text:style-name="T3">1</text:span></text:p>
          </draw:text-box>
        </draw:frame>
        <draw:connector draw:style-name="gr28" draw:text-style-name="P15" xml:id="id16" draw:id="id16" draw:layer="layout" draw:type="line" svg:x1="5.585cm" svg:y1="4.862cm" svg:x2="0.861cm" svg:y2="4.859cm" draw:start-shape="id15" draw:start-glue-point="9" svg:d="M5585 4862l-4724-3" svg:viewBox="0 0 4725 4">
          <text:p/>
        </draw:connector>
        <draw:connector draw:style-name="gr28" draw:text-style-name="P15" xml:id="id17" draw:id="id17" draw:layer="layout" draw:type="line" svg:x1="0.861cm" svg:y1="4.859cm" svg:x2="0.888cm" svg:y2="14.903cm" draw:start-shape="id16" draw:start-glue-point="3" svg:d="M861 4859l27 10044" svg:viewBox="0 0 28 10045">
          <text:p/>
        </draw:connector>
        <draw:connector draw:style-name="gr28" draw:text-style-name="P15" draw:layer="layout" draw:type="line" svg:x1="0.888cm" svg:y1="14.903cm" svg:x2="5.396cm" svg:y2="14.917cm" draw:start-shape="id17" draw:start-glue-point="3" draw:end-shape="id18" draw:end-glue-point="7" svg:d="M888 14903l4508 14" svg:viewBox="0 0 4509 15">
          <text:p/>
        </draw:connector>
        <draw:custom-shape draw:style-name="gr29" draw:text-style-name="P16" draw:layer="layout" svg:width="1.678cm" svg:height="1.848cm" svg:x="0cm" svg:y="8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1" draw:layer="layout" svg:width="1.857cm" svg:height="1.673cm" svg:x="0.42cm" svg:y="9.165cm">
          <draw:text-box>
            <text:p text:style-name="P10"><text:span text:style-name="T3">Vs</text:span></text:p>
            <text:p text:style-name="P10"><text:span text:style-name="T3">~</text:span></text:p>
          </draw:text-box>
        </draw:frame>
        <draw:g>
          <draw:line draw:style-name="gr2" draw:text-style-name="P3" draw:layer="layout" svg:x1="18.706cm" svg:y1="14.661cm" svg:x2="20.212cm" svg:y2="14.636cm">
            <text:p/>
          </draw:line>
          <draw:line draw:style-name="gr2" draw:text-style-name="P3" draw:layer="layout" svg:x1="18.705cm" svg:y1="14.656cm" svg:x2="20.211cm" svg:y2="14.631cm">
            <text:p/>
          </draw:line>
          <draw:line draw:style-name="gr2" draw:text-style-name="P3" draw:layer="layout" svg:x1="19.804cm" svg:y1="14.826cm" svg:x2="19.056cm" svg:y2="14.842cm">
            <text:p/>
          </draw:line>
          <draw:line draw:style-name="gr2" draw:text-style-name="P3" draw:layer="layout" svg:x1="19.606cm" svg:y1="14.994cm" svg:x2="19.247cm" svg:y2="15.002cm">
            <text:p/>
          </draw:line>
          <draw:line draw:style-name="gr2" draw:text-style-name="P3" draw:layer="layout" svg:x1="19.439cm" svg:y1="14.632cm" svg:x2="19.425cm" svg:y2="14.212cm">
            <text:p/>
          </draw:line>
        </draw:g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7">07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7">07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5</meta:editing-cycles>
    <meta:creation-date>2014-07-21T10:31:21</meta:creation-date>
    <dc:date>2021-05-06T12:12:08.448948366</dc:date>
    <meta:editing-duration>P2DT5H45M39S</meta:editing-duration>
    <meta:generator>LibreOffice/6.4.6.2$Linux_X86_64 LibreOffice_project/40$Build-2</meta:generator>
    <meta:document-statistic meta:object-count="126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